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courier new" svg:font-family="'courier new', courier"/>
    <style:font-face style:name="FreeSans1" svg:font-family="FreeSans" style:font-family-generic="swiss"/>
    <style:font-face style:name="Nimbus Mono PS" svg:font-family="'Nimbus Mono PS'" style:font-pitch="fixed"/>
    <style:font-face style:name="Cantarell" svg:font-family="Cantarell" style:font-pitch="variable"/>
    <style:font-face style:name="Nimbus Roman1" svg:font-family="'Nimbus Roman'" style:font-pitch="variable"/>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paragraph-rsid="00162f07"/>
    </style:style>
    <style:style style:name="P2" style:family="paragraph" style:parent-style-name="Standard">
      <style:text-properties fo:color="#000000" loext:opacity="100%" style:font-name="Nimbus Mono PS" officeooo:paragraph-rsid="00162f07"/>
    </style:style>
    <style:style style:name="P3" style:family="paragraph" style:parent-style-name="Text_20_body">
      <style:text-properties fo:color="#000000" loext:opacity="100%" style:font-name="Nimbus Mono PS" officeooo:paragraph-rsid="00162f07"/>
    </style:style>
    <style:style style:name="P4"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656565" loext:opacity="100%" style:font-name="Inter" fo:font-size="13.1000003814697pt" fo:letter-spacing="normal" fo:font-style="normal" fo:font-weight="normal"/>
    </style:style>
    <style:style style:name="P5"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000000" loext:opacity="100%" style:font-name="Inter" fo:font-size="13.1000003814697pt" fo:letter-spacing="normal" fo:font-style="normal" fo:font-weight="normal"/>
    </style:style>
    <style:style style:name="P6"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000000" loext:opacity="100%" style:font-name="Nimbus Roman1"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style>
    <style:style style:name="T1" style:family="text">
      <style:text-properties officeooo:rsid="00143549"/>
    </style:style>
    <style:style style:name="T2" style:family="text">
      <style:text-properties fo:font-weight="bold" style:font-weight-asian="bold" style:font-weight-complex="bold"/>
    </style:style>
    <style:style style:name="T3" style:family="text">
      <style:text-properties fo:font-weight="bold" officeooo:rsid="00162f07" style:font-weight-asian="bold" style:font-weight-complex="bold"/>
    </style:style>
    <style:style style:name="T4" style:family="text">
      <style:text-properties fo:font-weight="bold" officeooo:rsid="00162f07" fo:background-color="#ffff00" loext:char-shading-value="0" style:font-weight-asian="bold" style:font-weight-complex="bold"/>
    </style:style>
    <style:style style:name="T5" style:family="text">
      <style:text-properties fo:font-variant="normal" fo:text-transform="none" fo:color="#656565" loext:opacity="100%" style:font-name="Inter" fo:font-size="13.1000003814697pt" fo:letter-spacing="normal" fo:font-style="normal" fo:font-weight="normal"/>
    </style:style>
    <style:style style:name="T6" style:family="text">
      <style:text-properties fo:font-variant="normal" fo:text-transform="none" fo:color="#656565" loext:opacity="100%" style:font-name="Inter" fo:font-size="13.1000003814697pt" fo:letter-spacing="normal" fo:font-style="normal" fo:font-weight="normal" officeooo:rsid="00172d3e"/>
    </style:style>
    <style:style style:name="T7" style:family="text">
      <style:text-properties fo:font-variant="normal" fo:text-transform="none" fo:color="#656565" loext:opacity="100%" style:font-name="Inter" fo:font-size="13.1000003814697pt" fo:letter-spacing="normal" fo:font-style="normal" fo:font-weight="normal" officeooo:rsid="0018e570"/>
    </style:style>
    <style:style style:name="T8" style:family="text">
      <style:text-properties fo:font-variant="normal" fo:text-transform="none" fo:color="#656565" loext:opacity="100%" style:font-name="Inter" fo:font-size="13.1000003814697pt" fo:letter-spacing="normal" fo:font-style="normal" fo:font-weight="bold" officeooo:rsid="0018e570" style:font-weight-asian="bold" style:font-weight-complex="bold"/>
    </style:style>
    <style:style style:name="T9" style:family="text">
      <style:text-properties fo:font-variant="normal" fo:text-transform="none" fo:color="#656565" loext:opacity="100%" style:font-name="courier new" fo:font-size="13.1000003814697pt" fo:letter-spacing="normal" fo:font-style="normal" fo:font-weight="bold"/>
    </style:style>
    <style:style style:name="T10" style:family="text">
      <style:text-properties fo:font-variant="normal" fo:text-transform="none" fo:color="#656565" loext:opacity="100%" fo:font-size="13.1000003814697pt" fo:letter-spacing="normal" fo:font-style="normal" fo:font-weight="bold"/>
    </style:style>
    <style:style style:name="T11" style:family="text">
      <style:text-properties fo:font-variant="normal" fo:text-transform="none" fo:color="#656565" loext:opacity="100%" fo:letter-spacing="normal"/>
    </style:style>
    <style:style style:name="T12" style:family="text">
      <style:text-properties fo:font-variant="normal" fo:text-transform="none" fo:font-size="13.1000003814697pt" fo:letter-spacing="normal" fo:font-style="normal" fo:font-weight="normal"/>
    </style:style>
    <style:style style:name="T13" style:family="text">
      <style:text-properties fo:font-variant="normal" fo:text-transform="none" fo:font-size="13.1000003814697pt" fo:letter-spacing="normal" fo:font-style="normal" fo:font-weight="normal" officeooo:rsid="00172d3e"/>
    </style:style>
    <style:style style:name="T14" style:family="text">
      <style:text-properties fo:font-variant="normal" fo:text-transform="none" fo:font-size="13.1000003814697pt" fo:letter-spacing="normal" fo:font-style="normal" fo:font-weight="bold" style:font-weight-asian="bold" style:font-weight-complex="bold"/>
    </style:style>
    <style:style style:name="T15" style:family="text">
      <style:text-properties fo:font-variant="normal" fo:text-transform="none" fo:color="#3200ff" loext:opacity="100%" style:font-name="courier new" fo:font-size="13.1000003814697pt" fo:letter-spacing="normal" fo:font-style="normal" fo:font-weight="bold"/>
    </style:style>
    <style:style style:name="T16" style:family="text">
      <style:text-properties fo:font-variant="normal" fo:text-transform="none" fo:color="#6abf4b" loext:opacity="100%" style:font-name="courier new" fo:font-size="13.1000003814697pt" fo:letter-spacing="normal" fo:font-style="normal" fo:font-weight="bold"/>
    </style:style>
    <style:style style:name="T17" style:family="text">
      <style:text-properties fo:font-variant="normal" fo:text-transform="none" fo:color="#6abf4b" loext:opacity="100%" style:font-name="Inter" fo:font-size="13.1000003814697pt" fo:letter-spacing="normal" fo:font-style="normal" fo:font-weight="normal"/>
    </style:style>
    <style:style style:name="T18" style:family="text">
      <style:text-properties fo:font-variant="normal" fo:text-transform="none" style:font-name="Inter" fo:font-size="13.1000003814697pt" fo:letter-spacing="normal" fo:font-style="normal" fo:font-weight="normal" officeooo:rsid="0018e570"/>
    </style:style>
    <style:style style:name="T19" style:family="text">
      <style:text-properties fo:font-variant="normal" fo:text-transform="none" style:font-name="Inter" fo:font-size="13.1000003814697pt" fo:letter-spacing="normal" fo:font-style="normal" fo:font-weight="bold" officeooo:rsid="0018e570" style:font-weight-asian="bold" style:font-weight-complex="bold"/>
    </style:style>
    <style:style style:name="T20" style:family="text">
      <style:text-properties officeooo:rsid="00162f07"/>
    </style:style>
    <style:style style:name="T2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USING LABELS</text:span></text:p>
      <text:p text:style-name="Standard"/>
      <text:p text:style-name="P4">Labels allow for objects to be selected, which may not share other characteristics. For example, if a developer were to label their pods using their name, they could affect all of their pods, regardless of the application or deployment the pods were using.</text:p>
      <text:p text:style-name="P4">Labels are how operators, also known as watch-loops, track and manage objects. As a result, if you were to hard-code the same label for two objects, they may be managed by different operators and cause issues. For example, one deployment may call for ten pods, while another with the same label calls for five. All the pods would be in a constant state of restarting, as each operator tries to start or stop pods until the status matches the spec.</text:p>
      <text:p text:style-name="P4"/>
      <text:p text:style-name="P7"><text:span text:style-name="T5">Consider the possible ways you may want to group your pods and other objects in production. Perhaps you may use </text:span><text:span text:style-name="Strong_20_Emphasis"><text:span text:style-name="T9">development</text:span></text:span><text:span text:style-name="T5"> and </text:span><text:span text:style-name="Strong_20_Emphasis"><text:span text:style-name="T9">production</text:span></text:span><text:span text:style-name="T5"> labels to differentiate the state of the application. Perhaps you may want to add labels for the department, team, and primary application developer.</text:span></text:p>
      <text:p text:style-name="P7"><text:span text:style-name="T5"/></text:p>
      <text:p text:style-name="P7"><text:span text:style-name="T5">Selectors are namespace-scoped. Use the </text:span><text:span text:style-name="Strong_20_Emphasis"><text:span text:style-name="T9">--all-namespaces</text:span></text:span><text:span text:style-name="T5"> argument to select matching objects in all namespaces.</text:span></text:p>
      <text:p text:style-name="P7"><text:span text:style-name="T5"/></text:p>
      <text:p text:style-name="P4">The labels, annotations, name, and metadata of an object can be found near the top of</text:p>
      <text:p text:style-name="P4"/>
      <text:p text:style-name="P5">// <text:span text:style-name="T20">let s create a deployment</text:span></text:p>
      <text:p text:style-name="P6">jerome@master:~/LFD259/SOLUTIONS/s_03$ $k <text:span text:style-name="T2">create -f build-review1.yaml </text:span></text:p>
      <text:p text:style-name="P6">deployment.apps/break2 created</text:p>
      <text:p text:style-name="P6">jerome@master:~/LFD259/SOLUTIONS/s_03$ $k get po,deploy,svc</text:p>
      <text:p text:style-name="P6">NAME <text:s text:c="25"/>READY <text:s text:c="2"/>STATUS <text:s text:c="3"/>RESTARTS <text:s text:c="2"/>AGE</text:p>
      <text:p text:style-name="P6">pod/<text:span text:style-name="T21">break2-846cb7668d-qj7qp</text:span> <text:s text:c="2"/>1/2 <text:s text:c="4"/>Running <text:s text:c="2"/>0 <text:s text:c="9"/>14s</text:p>
      <text:p text:style-name="P6"/>
      <text:p text:style-name="P6">NAME <text:s text:c="20"/>READY <text:s text:c="2"/>UP-TO-DATE <text:s text:c="2"/>AVAILABLE <text:s text:c="2"/>AGE</text:p>
      <text:p text:style-name="P6"><text:soft-page-break/>deployment.apps/break2 <text:s text:c="2"/>0/1 <text:s text:c="4"/>1 <text:s text:c="11"/>0 <text:s text:c="10"/>14s</text:p>
      <text:p text:style-name="P6"/>
      <text:p text:style-name="P6">NAME <text:s text:c="16"/>TYPE <text:s text:c="7"/>CLUSTER-IP <text:s text:c="2"/>EXTERNAL-IP <text:s text:c="2"/>PORT(S) <text:s text:c="2"/>AGE</text:p>
      <text:p text:style-name="P6">service/kubernetes <text:s text:c="2"/>ClusterIP <text:s text:c="2"/>10.96.0.1 <text:s text:c="3"/>&lt;none&gt; <text:s text:c="7"/>443/TCP <text:s text:c="2"/>16d</text:p>
      <text:p text:style-name="Standard"/>
      <text:p text:style-name="P1">// <text:span text:style-name="T20">print the file labels, annotation, name and metadata</text:span></text:p>
      <text:p text:style-name="P1"><text:span text:style-name="T20"><text:s/>jerome@master:~/LFD259/SOLUTIONS/s_03$ $k</text:span><text:span text:style-name="T3"> </text:span><text:span text:style-name="T4">get po break2-846cb7668d-qj7qp -o yaml</text:span></text:p>
      <text:p text:style-name="P1">apiVersion: v1</text:p>
      <text:p text:style-name="P1">kind: Pod</text:p>
      <text:p text:style-name="P1">metadata:</text:p>
      <text:p text:style-name="P1"><text:s text:c="2"/>annotations:</text:p>
      <text:p text:style-name="P1"><text:s text:c="4"/>cni.projectcalico.org/podIP: 192.168.171.107/32</text:p>
      <text:p text:style-name="P1"><text:s text:c="4"/>cni.projectcalico.org/podIPs: 192.168.171.107/32</text:p>
      <text:p text:style-name="P1"><text:s text:c="2"/>creationTimestamp: "2021-01-31T07:18:15Z"</text:p>
      <text:p text:style-name="P1"><text:s text:c="2"/>generateName: break2-846cb7668d-</text:p>
      <text:p text:style-name="P1"><text:s text:c="2"/>labels:</text:p>
      <text:p text:style-name="P1"><text:s text:c="4"/>app: break2</text:p>
      <text:p text:style-name="P1"><text:s text:c="4"/>pod-template-hash: 846cb7668d</text:p>
      <text:p text:style-name="P1"><text:s text:c="2"/>managedFields:</text:p>
      <text:p text:style-name="P1">………………………..</text:p>
      <text:p text:style-name="P1"/>
      <text:p text:style-name="P1"><text:span text:style-name="T5">Using this output, one way we could select the pod would be to use the </text:span><text:span text:style-name="Strong_20_Emphasis"><text:span text:style-name="T10">app</text:span></text:span><text:span text:style-name="T11"> </text:span><text:span text:style-name="T5">pod label. In the command line, the colon(:) would be replaced with an equals (=) sign and the space removed. The use of </text:span><text:span text:style-name="Strong_20_Emphasis"><text:span text:style-name="T10">-l</text:span></text:span><text:span text:style-name="T11"> </text:span><text:span text:style-name="T5">or </text:span><text:span text:style-name="Strong_20_Emphasis"><text:span text:style-name="T10">--selector</text:span></text:span><text:span text:style-name="T11"> </text:span><text:span text:style-name="T5">options can be used with </text:span><text:span text:style-name="Strong_20_Emphasis"><text:span text:style-name="T5">kubectl</text:span></text:span><text:span text:style-name="T5">.</text:span></text:p>
      <text:p text:style-name="P1"><text:span text:style-name="T5"/></text:p>
      <text:p text:style-name="P1"><text:span text:style-name="T5">// </text:span><text:span text:style-name="T6">we can select a running pod with this cmd</text:span></text:p>
      <text:p text:style-name="P1"><text:span text:style-name="T6">// -n is for namespace, here is default, so I add it for the demo</text:span></text:p>
      <text:p text:style-name="P2"><text:span text:style-name="T12">jerome@master:~/LFD259/SOLUTIONS/s_03$ </text:span><text:span text:style-name="T14">$k -n default get --selector app=break2 pod</text:span></text:p>
      <text:p text:style-name="P2"><text:span text:style-name="T12">NAME <text:s text:c="21"/>READY <text:s text:c="2"/>STATUS <text:s text:c="3"/>RESTARTS <text:s text:c="2"/>AGE</text:span></text:p>
      <text:p text:style-name="P2"><text:span text:style-name="T12">break2-846cb7668d-qj7qp <text:s text:c="2"/>2/2 <text:s text:c="4"/>Running <text:s text:c="2"/>0 <text:s text:c="9"/>17m</text:span></text:p>
      <text:p text:style-name="P2"><text:span text:style-name="T12"/></text:p>
      <text:p text:style-name="P2"><text:span text:style-name="T12">// --</text:span><text:span text:style-name="T13">selector can be replace by -l</text:span></text:p>
      <text:p text:style-name="P2"><text:span text:style-name="T12">jerome@master:~/LFD259/SOLUTIONS/s_03$ </text:span><text:span text:style-name="T14">$k -n default get -l app=break2 pod</text:span></text:p>
      <text:p text:style-name="P2"><text:span text:style-name="T12">NAME <text:s text:c="21"/>READY <text:s text:c="2"/>STATUS <text:s text:c="3"/>RESTARTS <text:s text:c="2"/>AGE</text:span></text:p>
      <text:p text:style-name="P2"><text:span text:style-name="T12">break2-846cb7668d-qj7qp <text:s text:c="2"/>2/2 <text:s text:c="4"/>Running <text:s text:c="2"/>0 <text:s text:c="9"/>17m</text:span></text:p>
      <text:p text:style-name="P2"><text:span text:style-name="T12"/></text:p>
      <text:p text:style-name="P2"><text:span text:style-name="T12">// </text:span><text:span text:style-name="T13">as namespace is default, the cmd could run without -n</text:span></text:p>
      <text:p text:style-name="P2"><text:span text:style-name="T12">jerome@master:~/LFD259/SOLUTIONS/s_03$ </text:span><text:span text:style-name="T14">$k get -l app=break2 pod</text:span></text:p>
      <text:p text:style-name="P2"><text:span text:style-name="T12">NAME <text:s text:c="21"/>READY <text:s text:c="2"/>STATUS <text:s text:c="3"/>RESTARTS <text:s text:c="2"/>AGE</text:span></text:p>
      <text:p text:style-name="P2"><text:span text:style-name="T12">break2-846cb7668d-qj7qp <text:s text:c="2"/>2/2 <text:s text:c="4"/>Running <text:s text:c="2"/>0 <text:s text:c="9"/>18m</text:span></text:p>
      <text:p text:style-name="P2"><text:span text:style-name="T12"/></text:p>
      <text:p text:style-name="P2"><text:soft-page-break/><text:span text:style-name="T5">There are several built-in object labels. For example nodes have labels such as the </text:span><text:span text:style-name="Strong_20_Emphasis"><text:span text:style-name="T10">arch</text:span></text:span><text:span text:style-name="T5">, </text:span><text:span text:style-name="Strong_20_Emphasis"><text:span text:style-name="T10">hostname</text:span></text:span><text:span text:style-name="T5">, and </text:span><text:span text:style-name="Strong_20_Emphasis"><text:span text:style-name="T10">os</text:span></text:span><text:span text:style-name="T5">, which could be used for assigning pods to a particular node, or type of node.</text:span></text:p>
      <text:p text:style-name="P2"><text:span text:style-name="T5"/></text:p>
      <text:p text:style-name="P2"><text:span text:style-name="T5">// </text:span><text:span text:style-name="T7">from the prof</text:span></text:p>
      <text:p text:style-name="P3"><text:span text:style-name="Strong_20_Emphasis"><text:span text:style-name="T15">ckad1$ kubectl get node worker</text:span></text:span></text:p>
      <text:p text:style-name="P7"><text:span text:style-name="Strong_20_Emphasis"><text:span text:style-name="T16">....<text:line-break/>   creationTimestamp: "2020-05-12T14:23:04Z"<text:line-break/>   labels:<text:line-break/>     beta.kubernetes.io/arch: amd64<text:line-break/>     beta.kubernetes.io/os: linux<text:line-break/>     kubernetes.io/arch: amd64<text:line-break/>     kubernetes.io/hostname: worker<text:line-break/>     kubernetes.io/os: linux<text:line-break/>   managedFields:<text:line-break/>....</text:span></text:span></text:p>
      <text:p text:style-name="P7"><text:span text:style-name="T5">The </text:span><text:span text:style-name="Strong_20_Emphasis"><text:span text:style-name="T9">nodeSelector</text:span></text:span><text:span text:style-name="T5">: entry in the podspec could use this label to cause a pod to be deployed on a particular node with an entry such as:<text:line-break/></text:span><text:span text:style-name="Strong_20_Emphasis"><text:span text:style-name="T17">     </text:span></text:span><text:span text:style-name="Strong_20_Emphasis"><text:span text:style-name="T16">spec:<text:line-break/>       nodeSelector:<text:line-break/>         kubernetes.io/hostname: worker<text:line-break/>       containers:</text:span></text:span></text:p>
      <text:p text:style-name="P2"><text:span text:style-name="T5"/></text:p>
      <text:p text:style-name="P2"><text:span text:style-name="T5">// </text:span><text:span text:style-name="T7">BUT ME I GOT ONLY THAT…</text:span></text:p>
      <text:p text:style-name="P2"><text:span text:style-name="T18">jerome@master:~/LFD259/SOLUTIONS/s_03$ </text:span><text:span text:style-name="T19">$k get node worker</text:span></text:p>
      <text:p text:style-name="P2"><text:span text:style-name="T18">NAME <text:s text:c="4"/>STATUS <text:s text:c="2"/>ROLES <text:s text:c="3"/>AGE <text:s text:c="2"/>VERSION</text:span></text:p>
      <text:p text:style-name="P2"><text:span text:style-name="T18">worker <text:s text:c="2"/>Ready <text:s text:c="3"/>&lt;none&gt; <text:s text:c="2"/>16d <text:s text:c="2"/>v1.19.0</text:span></text:p>
      <text:p text:style-name="P2"><text:span text:style-name="T18">jerome@master:~/LFD259/SOLUTIONS/s_03$ </text:span><text:span text:style-name="T19">$k get node master</text:span></text:p>
      <text:p text:style-name="P2"><text:span text:style-name="T18">NAME <text:s text:c="4"/>STATUS <text:s text:c="2"/>ROLES <text:s text:c="3"/>AGE <text:s text:c="2"/>VERSION</text:span></text:p>
      <text:p text:style-name="P2"><text:span text:style-name="T18">master <text:s text:c="2"/>Ready <text:s text:c="3"/>master <text:s text:c="2"/>16d <text:s text:c="2"/>v1.19.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courier new" svg:font-family="'courier new', courier"/>
    <style:font-face style:name="FreeSans1" svg:font-family="FreeSans" style:font-family-generic="swiss"/>
    <style:font-face style:name="Nimbus Mono PS" svg:font-family="'Nimbus Mono PS'" style:font-pitch="fixed"/>
    <style:font-face style:name="Cantarell" svg:font-family="Cantarell" style:font-pitch="variable"/>
    <style:font-face style:name="Nimbus Roman1" svg:font-family="'Nimbus Roman'" style:font-pitch="variable"/>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1T14:24:12.773291213</meta:creation-date>
    <meta:generator>LibreOffice/7.0.4.2$Linux_X86_64 LibreOffice_project/00$Build-2</meta:generator>
    <dc:date>2021-01-31T14:44:31.922480894</dc:date>
    <meta:editing-duration>PT10M8S</meta:editing-duration>
    <meta:editing-cycles>3</meta:editing-cycles>
    <meta:document-statistic meta:table-count="0" meta:image-count="0" meta:object-count="0" meta:page-count="3" meta:paragraph-count="57" meta:word-count="560" meta:character-count="4246" meta:non-whitespace-character-count="3330"/>
  </office:meta>
</office:document-meta>
</file>